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7800000043859A3F6803D4A6E2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2.735cm, 7.257cm, 0.684cm, 6.458cm)" draw:image-opacity="100%" style:mirror="none"/>
    </style:style>
    <style:style style:name="gr2" style:family="graphic" style:parent-style-name="standard">
      <style:graphic-properties svg:stroke-color="#f7a19a" draw:fill="solid" draw:fill-color="#f7a19a" draw:textarea-horizontal-align="justify" draw:textarea-vertical-align="middle" draw:auto-grow-height="false" fo:min-height="0.315cm" fo:min-width="0.392cm"/>
    </style:style>
    <style:style style:name="gr3" style:family="graphic" style:parent-style-name="standard">
      <style:graphic-properties svg:stroke-color="#00508f" draw:fill="solid" draw:fill-color="#adc5e7" draw:textarea-horizontal-align="justify" draw:textarea-vertical-align="middle" draw:auto-grow-height="false" fo:min-height="0.456cm" fo:min-width="0.206cm"/>
    </style:style>
    <style:style style:name="P1" style:family="paragraph">
      <style:paragraph-properties fo:text-align="center"/>
    </style:style>
    <style:style style:name="P2" style:family="paragraph">
      <loext:graphic-properties draw:fill="solid" draw:fill-color="#f7a19a"/>
      <style:paragraph-properties fo:text-align="center"/>
    </style:style>
    <style:style style:name="P3" style:family="paragraph">
      <loext:graphic-properties draw:fill="solid" draw:fill-color="#adc5e7"/>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5.947cm" svg:height="17.6cm" svg:x="0.994cm" svg:y="1.2cm">
          <draw:image xlink:href="Pictures/10000000000007800000043859A3F6803D4A6E29.png" xlink:type="simple" xlink:show="embed" xlink:actuate="onLoad">
            <text:p/>
          </draw:image>
        </draw:frame>
        <draw:custom-shape draw:style-name="gr2" draw:text-style-name="P2" draw:layer="layout" svg:width="2.2cm" svg:height="1.4cm" svg:x="19.6cm" svg:y="12.1cm">
          <text:p text:style-name="P1">FUENTE</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 draw:text-style-name="P3" draw:layer="layout" svg:width="0.998cm" svg:height="0.998cm" svg:x="14.402cm" svg:y="12.4cm">
          <text:p text:style-name="P1">Pos</text:p>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998cm" svg:height="0.998cm" svg:x="11.2cm" svg:y="14.802cm">
          <text:p text:style-name="P1">Pos</text:p>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998cm" svg:height="0.998cm" svg:x="17.5cm" svg:y="10.1cm">
          <text:p text:style-name="P1">Pos</text:p>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DejaVu Serif" fo:font-size="24pt" fo:language="es" fo:country="A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1cm" svg:stroke-color="#ed1c24" draw:marker-start-width="0.35cm" draw:marker-start-center="false" draw:marker-end-width="0.35cm" draw:marker-end-center="false" svg:stroke-opacity="100%" draw:fill="solid" draw:fill-color="#ed1c24"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6T17:33:07.322617392</meta:creation-date>
    <dc:date>2018-05-16T18:11:58.034047107</dc:date>
    <meta:editing-duration>PT28M22S</meta:editing-duration>
    <meta:editing-cycles>11</meta:editing-cycles>
    <meta:generator>LibreOffice/6.0.4.2$Linux_X86_64 LibreOffice_project/00m0$Build-2</meta:generator>
    <meta:document-statistic meta:object-count="5"/>
  </office:meta>
</office:document-meta>
</file>